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5.31pt"/>
    </style:style>
    <style:style style:name="co3" style:family="table-column">
      <style:table-column-properties fo:break-before="auto" style:column-width="271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viceConnection</text:p>
          </table:table-cell>
          <table:table-cell office:value-type="string" calcext:value-type="string">
            <text:p>bindService</text:p>
          </table:table-cell>
          <table:table-cell office:value-type="float" office:value="0.99578" calcext:value-type="float">
            <text:p>0.9957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ndService</text:p>
          </table:table-cell>
          <table:table-cell office:value-type="string" calcext:value-type="string">
            <text:p>ServiceConnection</text:p>
          </table:table-cell>
          <table:table-cell office:value-type="float" office:value="0.99578" calcext:value-type="float">
            <text:p>0.9957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ServiceConnected</text:p>
          </table:table-cell>
          <table:table-cell office:value-type="string" calcext:value-type="string">
            <text:p>bindService</text:p>
          </table:table-cell>
          <table:table-cell office:value-type="float" office:value="0.984165" calcext:value-type="float">
            <text:p>0.98416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indService</text:p>
          </table:table-cell>
          <table:table-cell office:value-type="string" calcext:value-type="string">
            <text:p>onServiceConnected</text:p>
          </table:table-cell>
          <table:table-cell office:value-type="float" office:value="0.984165" calcext:value-type="float">
            <text:p>0.98416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rviceConnection</text:p>
          </table:table-cell>
          <table:table-cell office:value-type="string" calcext:value-type="string">
            <text:p>onServiceConnected</text:p>
          </table:table-cell>
          <table:table-cell office:value-type="float" office:value="0.983094" calcext:value-type="float">
            <text:p>0.98309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ServiceConnected</text:p>
          </table:table-cell>
          <table:table-cell office:value-type="string" calcext:value-type="string">
            <text:p>ServiceConnection</text:p>
          </table:table-cell>
          <table:table-cell office:value-type="float" office:value="0.983094" calcext:value-type="float">
            <text:p>0.98309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ndroid.os.IBinder</text:p>
          </table:table-cell>
          <table:table-cell office:value-type="string" calcext:value-type="string">
            <text:p>Binder</text:p>
          </table:table-cell>
          <table:table-cell office:value-type="float" office:value="0.968637" calcext:value-type="float">
            <text:p>0.96863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android.os.IBinder</text:p>
          </table:table-cell>
          <table:table-cell office:value-type="float" office:value="0.968637" calcext:value-type="float">
            <text:p>0.96863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Binder</text:p>
          </table:table-cell>
          <table:table-cell office:value-type="string" calcext:value-type="string">
            <text:p>Binder</text:p>
          </table:table-cell>
          <table:table-cell office:value-type="float" office:value="0.968637" calcext:value-type="float">
            <text:p>0.96863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IBinder</text:p>
          </table:table-cell>
          <table:table-cell office:value-type="float" office:value="0.968637" calcext:value-type="float">
            <text:p>0.96863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ttachInterface</text:p>
          </table:table-cell>
          <table:table-cell office:value-type="string" calcext:value-type="string">
            <text:p>transact</text:p>
          </table:table-cell>
          <table:table-cell office:value-type="float" office:value="0.96633" calcext:value-type="float">
            <text:p>0.966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ansact</text:p>
          </table:table-cell>
          <table:table-cell office:value-type="string" calcext:value-type="string">
            <text:p>attachInterface</text:p>
          </table:table-cell>
          <table:table-cell office:value-type="float" office:value="0.96633" calcext:value-type="float">
            <text:p>0.9663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ecretKey</text:p>
          </table:table-cell>
          <table:table-cell office:value-type="string" calcext:value-type="string">
            <text:p>KeySpec</text:p>
          </table:table-cell>
          <table:table-cell office:value-type="float" office:value="0.956492" calcext:value-type="float">
            <text:p>0.95649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eySpec</text:p>
          </table:table-cell>
          <table:table-cell office:value-type="string" calcext:value-type="string">
            <text:p>SecretKey</text:p>
          </table:table-cell>
          <table:table-cell office:value-type="float" office:value="0.956492" calcext:value-type="float">
            <text:p>0.95649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javax.crypto.Cipher</text:p>
          </table:table-cell>
          <table:table-cell office:value-type="string" calcext:value-type="string">
            <text:p>SecretKey</text:p>
          </table:table-cell>
          <table:table-cell office:value-type="float" office:value="0.921834" calcext:value-type="float">
            <text:p>0.92183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cretKey</text:p>
          </table:table-cell>
          <table:table-cell office:value-type="string" calcext:value-type="string">
            <text:p>Ljavax.crypto.Cipher</text:p>
          </table:table-cell>
          <table:table-cell office:value-type="float" office:value="0.921834" calcext:value-type="float">
            <text:p>0.92183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ecretKey</text:p>
          </table:table-cell>
          <table:table-cell office:value-type="string" calcext:value-type="string">
            <text:p>Ljavax.crypto.spec.SecretKeySpec</text:p>
          </table:table-cell>
          <table:table-cell office:value-type="float" office:value="0.918868" calcext:value-type="float">
            <text:p>0.91886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Ljavax.crypto.spec.SecretKeySpec</text:p>
          </table:table-cell>
          <table:table-cell office:value-type="string" calcext:value-type="string">
            <text:p>SecretKey</text:p>
          </table:table-cell>
          <table:table-cell office:value-type="float" office:value="0.918868" calcext:value-type="float">
            <text:p>0.91886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Ljavax.crypto.Cipher</text:p>
          </table:table-cell>
          <table:table-cell office:value-type="string" calcext:value-type="string">
            <text:p>KeySpec</text:p>
          </table:table-cell>
          <table:table-cell office:value-type="float" office:value="0.918792" calcext:value-type="float">
            <text:p>0.91879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KeySpec</text:p>
          </table:table-cell>
          <table:table-cell office:value-type="string" calcext:value-type="string">
            <text:p>Ljavax.crypto.Cipher</text:p>
          </table:table-cell>
          <table:table-cell office:value-type="float" office:value="0.918792" calcext:value-type="float">
            <text:p>0.91879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ndroid.os.Binder</text:p>
          </table:table-cell>
          <table:table-cell office:value-type="string" calcext:value-type="string">
            <text:p>transact</text:p>
          </table:table-cell>
          <table:table-cell office:value-type="float" office:value="0.90376" calcext:value-type="float">
            <text:p>0.9037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ransact</text:p>
          </table:table-cell>
          <table:table-cell office:value-type="string" calcext:value-type="string">
            <text:p>android.os.Binder</text:p>
          </table:table-cell>
          <table:table-cell office:value-type="float" office:value="0.90376" calcext:value-type="float">
            <text:p>0.9037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KeySpec</text:p>
          </table:table-cell>
          <table:table-cell office:value-type="string" calcext:value-type="string">
            <text:p>Ljavax.crypto.spec.SecretKeySpec</text:p>
          </table:table-cell>
          <table:table-cell office:value-type="float" office:value="0.898504" calcext:value-type="float">
            <text:p>0.89850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Ljavax.crypto.spec.SecretKeySpec</text:p>
          </table:table-cell>
          <table:table-cell office:value-type="string" calcext:value-type="string">
            <text:p>KeySpec</text:p>
          </table:table-cell>
          <table:table-cell office:value-type="float" office:value="0.898504" calcext:value-type="float">
            <text:p>0.89850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ttachInterface</text:p>
          </table:table-cell>
          <table:table-cell office:value-type="string" calcext:value-type="string">
            <text:p>android.os.Binder</text:p>
          </table:table-cell>
          <table:table-cell office:value-type="float" office:value="0.880264" calcext:value-type="float">
            <text:p>0.88026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ndroid.os.Binder</text:p>
          </table:table-cell>
          <table:table-cell office:value-type="string" calcext:value-type="string">
            <text:p>attachInterface</text:p>
          </table:table-cell>
          <table:table-cell office:value-type="float" office:value="0.880264" calcext:value-type="float">
            <text:p>0.88026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ndroid.os.Binder</text:p>
          </table:table-cell>
          <table:table-cell office:value-type="string" calcext:value-type="string">
            <text:p>bindService</text:p>
          </table:table-cell>
          <table:table-cell office:value-type="float" office:value="0.867215" calcext:value-type="float">
            <text:p>0.86721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bindService</text:p>
          </table:table-cell>
          <table:table-cell office:value-type="string" calcext:value-type="string">
            <text:p>android.os.Binder</text:p>
          </table:table-cell>
          <table:table-cell office:value-type="float" office:value="0.867215" calcext:value-type="float">
            <text:p>0.867215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ndroid.os.Binder</text:p>
          </table:table-cell>
          <table:table-cell office:value-type="string" calcext:value-type="string">
            <text:p>ServiceConnection</text:p>
          </table:table-cell>
          <table:table-cell office:value-type="float" office:value="0.864865" calcext:value-type="float">
            <text:p>0.86486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erviceConnection</text:p>
          </table:table-cell>
          <table:table-cell office:value-type="string" calcext:value-type="string">
            <text:p>android.os.Binder</text:p>
          </table:table-cell>
          <table:table-cell office:value-type="float" office:value="0.864865" calcext:value-type="float">
            <text:p>0.86486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ndroid.os.Binder</text:p>
          </table:table-cell>
          <table:table-cell office:value-type="string" calcext:value-type="string">
            <text:p>onServiceConnected</text:p>
          </table:table-cell>
          <table:table-cell office:value-type="float" office:value="0.858422" calcext:value-type="float">
            <text:p>0.858422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onServiceConnected</text:p>
          </table:table-cell>
          <table:table-cell office:value-type="string" calcext:value-type="string">
            <text:p>android.os.Binder</text:p>
          </table:table-cell>
          <table:table-cell office:value-type="float" office:value="0.858422" calcext:value-type="float">
            <text:p>0.85842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javax.crypto.spec.SecretKeySpec</text:p>
          </table:table-cell>
          <table:table-cell office:value-type="string" calcext:value-type="string">
            <text:p>Ljavax.crypto.Cipher</text:p>
          </table:table-cell>
          <table:table-cell office:value-type="float" office:value="0.856054" calcext:value-type="float">
            <text:p>0.856054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Ljavax.crypto.Cipher</text:p>
          </table:table-cell>
          <table:table-cell office:value-type="string" calcext:value-type="string">
            <text:p>Ljavax.crypto.spec.SecretKeySpec</text:p>
          </table:table-cell>
          <table:table-cell office:value-type="float" office:value="0.856054" calcext:value-type="float">
            <text:p>0.856054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HttpPost.init</text:p>
          </table:table-cell>
          <table:table-cell office:value-type="string" calcext:value-type="string">
            <text:p>HttpUriRequest</text:p>
          </table:table-cell>
          <table:table-cell office:value-type="float" office:value="0.850557" calcext:value-type="float">
            <text:p>0.85055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HttpUriRequest</text:p>
          </table:table-cell>
          <table:table-cell office:value-type="string" calcext:value-type="string">
            <text:p>HttpPost.init</text:p>
          </table:table-cell>
          <table:table-cell office:value-type="float" office:value="0.850557" calcext:value-type="float">
            <text:p>0.8505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 style:data-style-name="N2" text:time-value="05:00:31.194188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4:56:39.227564402</meta:creation-date>
    <dc:date>2020-03-10T05:00:48.519540255</dc:date>
    <meta:editing-duration>PT56S</meta:editing-duration>
    <meta:editing-cycles>2</meta:editing-cycles>
    <meta:generator>LibreOffice/6.0.7.3$Linux_X86_64 LibreOffice_project/00m0$Build-3</meta:generator>
    <meta:document-statistic meta:table-count="1" meta:cell-count="144" meta:object-count="0"/>
  </office:meta>
</office:document-meta>
</file>